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4" text:outline-level="4"><text:bookmark-start text:name="thesis-ii-the-monster-always-escapes"/>Tesis II: El monstruo siempre escapa<text:bookmark-end text:name="thesis-ii-the-monster-always-escapes"/></text:h>
      <text:p text:style-name="First_20_paragraph">Vemos el daño que causa el monstruo, los restos materiales (las huellas del yeti sobre la nieve tibetana o los huesos del gigante varado en un acantilado rocoso), pero el monstruo en sí mismo se vuelve inmaterial y se desvanece para reaparecer en algún lugar otro (porque, ¿quién es el yeti si no es el hombre salvaje medieval?  ¿Quién es el hombre salvaje si no es el gigante bíblico y clásico?). No importa cuántas veces el Rey Arturo matara al ogro del Monte Saint-Michel, el monstruo reaparecía en otra crónica heroica, lo que legó a la Edad Media una abundancia de <text:span text:style-name="T1">morte d’Arthurs</text:span>.Sin importar cuántas veces la asediada teniente Ripley, el personaje de Sigourney Weaver, aniquile por completo al Alien ambiguo que la persigue, la descendencia monstruosa regresa al acecho nuevamente en una secuela sin precedentes.  Ningún monstruo saborea la muerte solo una vez. La ansiedad que se condensa como vapor verde y que toma forma de vampiro puede dispersarse temporalmente, pero el resucitado, por definición, regresa. Así, el cuerpo del monstruo es tanto corpóreo como incorpóreo; la amenaza es su propensión a transformarse.  Cada vez que se abre la tumba y que el sonámbulo inquieto avanza ("Vuelvo de la muerte, / Vuelvo para contarles a todos"), el mensaje proclamado se transforma con el mismo aire que le otorga nueva vida a su emisor.  Los monstruos deben examinarse dentro de la trama compleja de relaciones (sociales, culturales e histórico-literarias) que los generan.  Al hablar del nuevo tipo de vampiro creado por Bram Stoker, se podría explorar la sexualidad transgresora e irresistible del conde extranjero, cuya seducción sutil atraía a Jonathan Harker, tal como Henry Irving, el mentor de Stoker, lo cautivaba.<text:note text:id="ftn0" text:note-class="footnote"><text:note-citation>1</text:note-citation><text:note-body><text:p text:style-name="Footnote">Comprendo esto como una maniobra interpretativa de carácter biográfico que Barthes sin duda habría calificado de "muerte viva del autor". </text:p></text:note-body></text:note> Se podría analizar también la apropiación autodestructiva de Murmau del mismo demonio en <text:span text:style-name="T1">Nosferatu,</text:span> en donde, ante el fascismo naciente, emerge el trasfondo del deseo en forma de plaga y corrupción del cuerpo.  Anne Rice le dio al mito una reescritura moderna en la que la homosexualidad y el vampirismo se han fusionado y apoteosizado; que haya creado un fenómeno de la cultura pop en el proceso no es menor, especialmente en una época en que el género como constructo ha sido problematizado en casi todos los registros sociales.  En el reciente éxito de taquilla de Francis Coppola, <text:span text:style-name="T1">Drácula, de Bram Stoker,</text:span> el subtexto homosexual presente, al menos desde la aparición de la lamia lesbiana de Sheridan Le Fanu (<text:span text:style-name="T1">Carmilla,</text:span> 1872), ha resurgido, como los glóbulos rojos que sirven de *leitmotiv* de la trama, principalmente como una concientización sobre el SIDA que transforma la enfermedad del vampirismo en una forma sadista (y muy medieval) de redención mediante los tormentos del cuerpo en agonía.  No es mera coincidencia que Coppola estuviera creando un documental sobre el SIDA al mismo tiempo en el que se encontraba trabajando en la película <text:span text:style-name="T1">Drácula.</text:span> En cada una de estas historias de vampiros, los no muertos regresan con atuendos ligeramente distintos, y en cada instancia se leen a la luz de los movimientos sociales contemporáneos o de un evento específico y determinante: <text:span text:style-name="T1">la décadence</text:span> y sus nuevas posibilidades, la homofobia y sus imperativos de odio, la aceptación de las nuevas subjetividades no fijadas por el género binario, un activismo social de fin de siécle de estilo paternalista.  El discurso que extrae un fenómeno transcultural y transtemporal denominado “el vampiro” es de utilidad relativamente limitada; aunque las figuras vampíricas aparezcan en casi todo el mundo, desde el antiguo Egipto hasta el Hollywood moderno, cada reaparición y su análisis están vinculados a un doble acto de construcción y reconstitución.<text:note text:id="ftn1" text:note-class="footnote"><text:note-citation>2</text:note-citation><text:note-body><text:p text:style-name="Footnote">Por lo tanto, se observa la superioridad de “Vampires, Breast-feeding, and Anxiety”, de Joan Copjec, Octubre 58 (otoño de 1991): 25-43, frente a <text:span text:style-name="T1">Vampires, Burial, and Death: Folklore and Reality</text:span> de Paul Barber (New Haven, Conn.: Yale University Press, 1988).</text:p></text:note-body></text:note> Así, “La teoría del monstruo” debe verse relacionada con cadenas de momentos culturales, conectados por una lógica que siempre amenaza con transformarse; impulsada por el cambio y el escape y mediante la imposibilidad de alcanzar lo que Susan Stewart denomina la deseada “caída o muerte, la detención” de su enorme sujeto,<text:note text:id="ftn2" text:note-class="footnote"><text:note-citation>3</text:note-citation><text:note-body><text:p text:style-name="Footnote">"El gigante se representa a través del movimiento, a través de su existencia en el tiempo. Incluso en la atribución del paisaje inmóvil al gigante, son las actividades del gigante, sus acciones legendarias, las que han dejado la huella observable. En contraste con el universo inmóvil y perfecto de lo diminuto, lo gigantesco representa el orden y el desorden de las fuerzas históricas." Susan Stewart, <text:span text:style-name="T1">El ansia: Narrativas de la miniatura, lo gigantesco, el souvenir y la colección</text:span> (Baltimore: Johns Hopkins University Press, 1984), 86. </text:p></text:note-body></text:note> la interpretación monstruosa es tanto un proceso como una epifanía, es un trabajo que debe conformarse con fragmentos (huellas, huesos, talismanes, dientes, sombras, indicios oscuros—significantes del pasaje monstruoso que representan al propio cuerpo monstruoso).</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